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Emanuel Cohen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16, 1897</text:p>
      <text:p text:style-name="P6">Month<text:tab/><text:tab/><text:tab/><text:tab/><text:tab/><text:tab/>January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e original letter is accompanied by a typewritten transcription.</text:p>
      <text:p text:style-name="P6"/>
      <text:p text:style-name="P6">Also available in AJA Microfilm, Reel #207</text:p>
      <text:p text:style-name="P6"/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Envelope]</text:p>
      <text:p text:style-name="P3">S. MORAIS/</text:p>
      <text:p text:style-name="P3">546 N. FIFTH STREET/</text:p>
      <text:p text:style-name="P3">PHILADELPHIA, PA./</text:p>
      <text:p text:style-name="P2">Jan 16, 97/</text:p>
      <text:p text:style-name="P2">Inst. Heerman/</text:p>
      <text:p text:style-name="P2">Mode of Burial/</text:p>
      <text:p text:style-name="P2">authority therefore/</text:p>
      <text:p text:style-name="P4">Emanuel Cohen Esqr/</text:p>
      <text:p text:style-name="P4">313 Niccolet Avenue/</text:p>
      <text:p text:style-name="P4">Minneapolis/</text:p>
      <text:p text:style-name="P4">Minnesota/</text:p>
      <text:p text:style-name="P4"/>
      <text:p text:style-name="P3">[Page 1]</text:p>
      <text:p text:style-name="P2">S. MORAIS,/</text:p>
      <text:p text:style-name="P2">546 N. FIFTH STREET,/</text:p>
      <text:p text:style-name="P2"><text:soft-page-break/>PHILADELPHIA, PA./</text:p>
      <text:p text:style-name="P2"/>
      <text:p text:style-name="P4">Saturday night. Jan 16. 97/</text:p>
      <text:p text:style-name="P3">My dear Emanuel/</text:p>
      <text:p text:style-name="P3"><text:tab/>It is far from my expectations that/ H will liquidate his debt, whilst I am living./ <text:s/>I only wish that he would pay the yearly in-/-terest. <text:s/>Of course, I shall not press the payment,/ in order not to occasion pain, which would make/ me also miserable./</text:p>
      <text:p text:style-name="P3">I very much dislike to be adding to the principal,/ especially under present circumstances. <text:s/>You/ and dear Nina, will, no doubt act hereafter wisely/ but kindly to the advantage of all concerned./</text:p>
      <text:p text:style-name="P3"><text:tab/>I can appreciate the difficulty which you/ will meet in the discharge of so delicate a mission,/ but to relinquish a sum, which has already/ swelled up, and which is likely to increase still/ more as years roll on, I would consider an in-/-justice./</text:p>
      <text:p text:style-name="P3"><text:tab/>Now, about the other subject./</text:p>
      <text:p text:style-name="P3"/>
      <text:p text:style-name="P3">[Page 2]</text:p>
      <text:p text:style-name="P3">You did not give me any "pain," by approaching/ that subject. <text:s/>Life has never been to/ me a delightful gift from my parents, and that,/ for reasons which it were idle and foolish to restate./ <text:s/>At one time, I spoke and wrote against cre-/-mation. <text:s/>In later years, my mind underwent/ a decided change. <text:s/>Still, as I have/ already stated to you when in Phila, the fear of shocking/ the Jewish community, made me reconsidered the deter-/mination of being cremated./</text:p>
      <text:p text:style-name="P3">But I have conceived an unconquerable dislike/ against the practice of being washed and shrouded./ <text:s/>That needs not be <text:span text:style-name="T1">only</text:span> openly said. <text:s/>People may be told/ that as a means of atonement, I expressed the desire/ of being wrapped in a sheet over the clothes, which I hap-/-pened to have on at the hour of death, and being buried/ between two layers of quick time[sic!], so that the flesh be/ soon consumed. <text:s/>I should to you that the/ last mentioned plan has not been opposed by the Rabbis./ <text:s/>I have seen it followed in Italy, and I heard that/ the late ecclesiastical Chief of the Portuguese Congregation/ in London--Rabbi Benjamin Artom was so interred./</text:p>
      <text:p text:style-name="P3"/>
      <text:p text:style-name="P3">[Page 3]</text:p>
      <text:p text:style-name="P3">This will suffice/ very affectionately/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2:10:29.72</meta:creation-date>
    <dc:date>2012-02-02T15:45:54.04</dc:date>
    <dc:creator>Penn Libraries</dc:creator>
    <meta:editing-duration>PT00H02M4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9" meta:word-count="559" meta:character-count="3565"/>
  </office:meta>
</office:document-meta>
</file>